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scores">
        <table:table-row>
          <table:table-cell office:value-type="float" office:value="1">
            <text:p>1</text:p>
          </table:table-cell>
          <table:table-cell office:value-type="string">
            <text:p>B21DCDT092</text:p>
          </table:table-cell>
          <table:table-cell office:value-type="string">
            <text:p>ELE1305</text:p>
          </table:table-cell>
          <table:table-cell office:value-type="string">
            <text:p>2024-2025-2</text:p>
          </table:table-cell>
          <table:table-cell office:value-type="float" office:value="9.50">
            <text:p>9.5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B21DCKT004</text:p>
          </table:table-cell>
          <table:table-cell office:value-type="string">
            <text:p>FFIA1321</text:p>
          </table:table-cell>
          <table:table-cell office:value-type="string">
            <text:p>2022-2023-1</text:p>
          </table:table-cell>
          <table:table-cell office:value-type="float" office:value="8.00">
            <text:p>8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B21DCMR110</text:p>
          </table:table-cell>
          <table:table-cell office:value-type="string">
            <text:p>BSA1309</text:p>
          </table:table-cell>
          <table:table-cell office:value-type="string">
            <text:p>2022-2023-1</text:p>
          </table:table-cell>
          <table:table-cell office:value-type="float" office:value="8.00">
            <text:p>8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B21DCPT044</text:p>
          </table:table-cell>
          <table:table-cell office:value-type="string">
            <text:p>INT13111</text:p>
          </table:table-cell>
          <table:table-cell office:value-type="string">
            <text:p>2021-2022-2</text:p>
          </table:table-cell>
          <table:table-cell office:value-type="float" office:value="6.00">
            <text:p>6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B21DCQT027</text:p>
          </table:table-cell>
          <table:table-cell office:value-type="string">
            <text:p>FFIA1332</text:p>
          </table:table-cell>
          <table:table-cell office:value-type="string">
            <text:p>2022-2023-1</text:p>
          </table:table-cell>
          <table:table-cell office:value-type="float" office:value="5.00">
            <text:p>5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B21DCQT134</text:p>
          </table:table-cell>
          <table:table-cell office:value-type="string">
            <text:p>BSA1328</text:p>
          </table:table-cell>
          <table:table-cell office:value-type="string">
            <text:p>2023-2024-1</text:p>
          </table:table-cell>
          <table:table-cell office:value-type="float" office:value="7.00">
            <text:p>7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B21DCTC070</text:p>
          </table:table-cell>
          <table:table-cell office:value-type="string">
            <text:p>FFIA1326</text:p>
          </table:table-cell>
          <table:table-cell office:value-type="string">
            <text:p>2020-2021-2</text:p>
          </table:table-cell>
          <table:table-cell office:value-type="float" office:value="7.00">
            <text:p>7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B21DCTT123</text:p>
          </table:table-cell>
          <table:table-cell office:value-type="string">
            <text:p>MUL13148</text:p>
          </table:table-cell>
          <table:table-cell office:value-type="string">
            <text:p>2022-2023-2</text:p>
          </table:table-cell>
          <table:table-cell office:value-type="float" office:value="6.00">
            <text:p>6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B21DCVT087</text:p>
          </table:table-cell>
          <table:table-cell office:value-type="string">
            <text:p>TEL1344</text:p>
          </table:table-cell>
          <table:table-cell office:value-type="string">
            <text:p>2022-2023-2</text:p>
          </table:table-cell>
          <table:table-cell office:value-type="float" office:value="8.00">
            <text:p>8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B22DCAT300</text:p>
          </table:table-cell>
          <table:table-cell office:value-type="string">
            <text:p>INT1482</text:p>
          </table:table-cell>
          <table:table-cell office:value-type="string">
            <text:p>2024-2025-1</text:p>
          </table:table-cell>
          <table:table-cell office:value-type="float" office:value="9.00">
            <text:p>9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B22DCBC300</text:p>
          </table:table-cell>
          <table:table-cell office:value-type="string">
            <text:p>MUL1423</text:p>
          </table:table-cell>
          <table:table-cell office:value-type="string">
            <text:p>2022-2023-2</text:p>
          </table:table-cell>
          <table:table-cell office:value-type="float" office:value="8.00">
            <text:p>8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B22DCTC010</text:p>
          </table:table-cell>
          <table:table-cell office:value-type="string">
            <text:p>BSA1353</text:p>
          </table:table-cell>
          <table:table-cell office:value-type="string">
            <text:p>2022-2023-2</text:p>
          </table:table-cell>
          <table:table-cell office:value-type="float" office:value="8.00">
            <text:p>8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B23DCKT030</text:p>
          </table:table-cell>
          <table:table-cell office:value-type="string">
            <text:p>BSA1241</text:p>
          </table:table-cell>
          <table:table-cell office:value-type="string">
            <text:p>2021-2022-1</text:p>
          </table:table-cell>
          <table:table-cell office:value-type="float" office:value="9.00">
            <text:p>9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B23DCKT131</text:p>
          </table:table-cell>
          <table:table-cell office:value-type="string">
            <text:p>FFIA1315</text:p>
          </table:table-cell>
          <table:table-cell office:value-type="string">
            <text:p>2021-2022-1</text:p>
          </table:table-cell>
          <table:table-cell office:value-type="float" office:value="7.00">
            <text:p>7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B24DCMR200</text:p>
          </table:table-cell>
          <table:table-cell office:value-type="string">
            <text:p>BSA1349</text:p>
          </table:table-cell>
          <table:table-cell office:value-type="string">
            <text:p>2024-2025-1</text:p>
          </table:table-cell>
          <table:table-cell office:value-type="float" office:value="9.00">
            <text:p>9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B24DCCT190</text:p>
          </table:table-cell>
          <table:table-cell office:value-type="string">
            <text:p>BSA1331</text:p>
          </table:table-cell>
          <table:table-cell office:value-type="string">
            <text:p>2020-2021-1</text:p>
          </table:table-cell>
          <table:table-cell office:value-type="float" office:value="8.00">
            <text:p>8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B24DCKD100</text:p>
          </table:table-cell>
          <table:table-cell office:value-type="string">
            <text:p>TEL1341</text:p>
          </table:table-cell>
          <table:table-cell office:value-type="string">
            <text:p>2023-2024-1</text:p>
          </table:table-cell>
          <table:table-cell office:value-type="float" office:value="9.00">
            <text:p>9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B24DCPT235</text:p>
          </table:table-cell>
          <table:table-cell office:value-type="string">
            <text:p>MUL1415</text:p>
          </table:table-cell>
          <table:table-cell office:value-type="string">
            <text:p>2021-2022-2</text:p>
          </table:table-cell>
          <table:table-cell office:value-type="float" office:value="5.00">
            <text:p>5.0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5-02-19T16:35:59+01:00</meta:creation-date>
  </office:meta>
</office:document-meta>
</file>